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h text:style-name="P3" text:outline-level="2"><text:bookmark text:name="livro"/>2 Timotio</text:h>
                                    <text:section text:style-name="Sect1" text:name="cap1">
                                      <text:p text:style-name="P1">1 Paulo, apóstolo de Cristo Jesus pela vontade de Deus, segundo a promessa da vida que está em Cristo Jesus,</text:p>
                                      <text:p text:style-name="P1">2 a Timóteo, amado filho: Graça, misericórdia e paz da parte de Deus Pai e de Cristo Jesus nosso Senhor.</text:p>
                                      <text:p text:style-name="P1">3 Dou graças a Deus, a quem desde os meus antepassados sirvo com uma consciência pura, de que sem cessar faço menção de ti em minhas súplicas de noite e de dia;</text:p>
                                      <text:p text:style-name="P1">4 e, recordando-me das tuas lágrimas, desejo muito ver-te, para me encher de gozo;</text:p>
                                      <text:p text:style-name="P1">5 trazendo à memória a fé não fingida que há em ti, a qual habitou primeiro em tua avó Loide, e em tua mãe Eunice e estou certo de que também habita em ti.</text:p>
                                      <text:p text:style-name="P1">6 Por esta razão te lembro que despertes o dom de Deus, que há em ti pela imposição das minhas mãos.</text:p>
                                      <text:p text:style-name="P1">7 Porque Deus não nos deu o espírito de covardia, mas de poder, de amor e de moderação.</text:p>
                                      <text:p text:style-name="P1">8 Portanto não te envergonhes do testemunho de nosso Senhor, nem de mim, que sou prisioneiro seu; antes participa comigo dos sofrimentos do evangelho segundo o poder de Deus,</text:p>
                                      <text:p text:style-name="P1">9 que nos salvou, e chamou com uma santa vocação, não segundo as nossas obras, mas segundo o seu próprio propósito e a graça que nos foi dada em Cristo Jesus antes dos tempos eternos,</text:p>
                                      <text:p text:style-name="P1">10 e que agora se manifestou pelo aparecimento de nosso Salvador Cristo Jesus, o qual destruiu a morte, e trouxe à luz a vida e a imortalidade pelo evangelho,</text:p>
                                      <text:p text:style-name="P1">11 do qual fui constituído pregador, apóstolo e mestre.</text:p>
                                      <text:p text:style-name="P1">12 Por esta razão sofro também estas coisas, mas não me envergonho; porque eu sei em quem tenho crido, e estou certo de que ele é poderoso para guardar o meu depósito até aquele dia.</text:p>
                                      <text:p text:style-name="P1">13 Conserva o modelo das sãs palavras que de mim tens ouvido na fé e no amor que há em Cristo Jesus;</text:p>
                                      <text:p text:style-name="P1">14 guarda o bom depósito com o auxílio do Espírito Santo, que habita em nós.</text:p>
                                      <text:p text:style-name="P1">15 Bem sabes isto, que me abandonaram todos os que estão na Ásia, entre eles Fígelo e Hermógenes.</text:p>
                                      <text:p text:style-name="P1">16 O Senhor conceda misericórdia à casa de Onesíforo, porque muitas vezes ele me recreou, e não se envergonhou das minhas cadeias;</text:p>
                                      <text:p text:style-name="P1">17 antes quando veio a Roma, diligentemente me procurou e me achou.</text:p>
                                      <text:p text:style-name="P1">18 O Senhor lhe conceda que naquele dia ache misericórdia diante do Senhor. E quantos serviços prestou em Éfeso melhor o sabes tu.</text:p>
                                    </text:section>
                                    <text:section text:style-name="Sect1" text:name="cap2">
                                      <text:p text:style-name="P2">II TIMÓTEO-[Capitulo 2]</text:p>
                                      <text:p text:style-name="P1">1 Tu, pois, meu filho, fortifica-te na graça que há em Cristo Jesus;</text:p>
                                      <text:p text:style-name="P1">2 e o que de mim ouviste de muitas testemunhas, transmite-o a homens fiéis, que sejam idôneos para também ensinarem os outros.</text:p>
                                      <text:p text:style-name="P1">3 Sofre comigo como bom soldado de Cristo Jesus.</text:p>
                                      <text:p text:style-name="P1">4 Nenhum soldado em serviço se embaraça com negócios desta vida, a fim de agradar àquele que o alistou para a guerra.</text:p>
                                      <text:p text:style-name="P1"><text:soft-page-break/>5 E também se um atleta lutar nos jogos públicos, não será coroado se não lutar legitimamente.</text:p>
                                      <text:p text:style-name="P1">6 O lavrador que trabalha deve ser o primeiro a gozar dos frutos.</text:p>
                                      <text:p text:style-name="P1">7 Considera o que digo, porque o Senhor te dará entendimento em tudo.</text:p>
                                      <text:p text:style-name="P1">8 Lembra-te de Jesus Cristo, ressurgido dentre os mortos, descendente de Davi, segundo o meu evangelho,</text:p>
                                      <text:p text:style-name="P1">9 pelo qual sofro a ponto de ser preso como malfeitor; mas a palavra de Deus não está presa.</text:p>
                                      <text:p text:style-name="P1">10 Por isso, tudo suporto por amor dos eleitos, para que também eles alcancem a salvação que há em Cristo Jesus com glória eterna.</text:p>
                                      <text:p text:style-name="P1">11 Fiel é esta palavra: Se, pois, já morremos com ele, também com ele viveremos;</text:p>
                                      <text:p text:style-name="P1">12 se perseveramos, com ele também reinaremos; se o negarmos, também ele nos negará;</text:p>
                                      <text:p text:style-name="P1">13 se somos infiéis, ele permanece fiel; porque não pode negar-se a si mesmo.</text:p>
                                      <text:p text:style-name="P1">14 Lembra-lhes estas coisas, conjurando-os diante de Deus que não tenham contendas de palavras, que para nada aproveitam, senão para subverter os ouvintes.</text:p>
                                      <text:p text:style-name="P1">15 Procura apresentar-te diante de Deus aprovado, como obreiro que não tem de que se envergonhar, que maneja bem a palavra da verdade.</text:p>
                                      <text:p text:style-name="P1">16 Mas evita as conversas vãs e profanas; porque os que delas usam passarão a impiedade ainda maior,</text:p>
                                      <text:p text:style-name="P1">17 e as suas palavras alastrarão como gangrena; entre os quais estão Himeneu e Fileto,</text:p>
                                      <text:p text:style-name="P1">18 que se desviaram da verdade, dizendo que a ressurreição é já passada, e assim pervertem a fé a alguns.</text:p>
                                      <text:p text:style-name="P1">19 Todavia o firme fundamento de Deus permanece, tendo este selo: O Senhor conhece os seus, e: Aparte-se da injustiça todo aquele que profere o nome do Senhor.</text:p>
                                      <text:p text:style-name="P1">20 Ora, numa grande casa, não somente há vasos de ouro e de prata, mas também de madeira e de barro; e uns, na verdade, para uso honroso, outros, porém, para uso desonroso.</text:p>
                                      <text:p text:style-name="P1">21 Se, pois, alguém se purificar destas coisas, será vaso para honra, santificado e útil para Senhor, preparado para toda boa obra.</text:p>
                                      <text:p text:style-name="P1">22 Foge também das paixões da mocidade, e segue a justiça, a fé, o amor, a paz com os que, de coração puro, invocam o Senhor.</text:p>
                                      <text:p text:style-name="P1">23 E rejeita as questões tolas e desassisadas, sabendo que geram contendas;</text:p>
                                      <text:p text:style-name="P1">24 e ao servo do Senhor não convém contender, mas sim ser brando para com todos, apto para ensinar, paciente;</text:p>
                                      <text:p text:style-name="P1">25 corrigindo com mansidão os que resistem, na esperança de que Deus lhes conceda o arrependimento para conhecerem plenamente a verdade,</text:p>
                                      <text:p text:style-name="P1">26 e que se desprendam dos laços do Diabo (por quem haviam sido presos), para cumprirem a vontade de Deus.</text:p>
                                    </text:section>
                                    <text:section text:style-name="Sect1" text:name="cap3">
                                      <text:p text:style-name="P2">II TIMÓTEO-[Capitulo 3]</text:p>
                                      <text:p text:style-name="P1">1 Sabe, porém, isto, que nos últimos dias sobrevirão tempos penosos;</text:p>
                                      <text:p text:style-name="P1">2 pois os homens serão amantes de si mesmos, gananciosos, presunçosos, soberbos, blasfemos, desobedientes a seus pais, ingratos, ímpios,</text:p>
                                      <text:p text:style-name="P1">3 sem afeição natural, implacáveis, caluniadores, incontinentes, cruéis, inimigos do bem,</text:p>
                                      <text:p text:style-name="P1"><text:soft-page-break/>4 traidores, atrevidos, orgulhosos, mais amigos dos deleites do que amigos de Deus,</text:p>
                                      <text:p text:style-name="P1">5 tendo aparência de piedade, mas negando-lhe o poder. Afasta- te também desses.</text:p>
                                      <text:p text:style-name="P1">6 Porque deste número são os que se introduzem pelas casas, e levam cativas mulheres néscias carregadas de pecados, levadas de várias concupiscências;</text:p>
                                      <text:p text:style-name="P1">7 sempre aprendendo, mas nunca podendo chegar ao pleno conhecimento da verdade.</text:p>
                                      <text:p text:style-name="P1">8 E assim como Janes e Jambres resistiram a Moisés, assim também estes resistem à verdade, sendo homens corruptos de entendimento e réprobos quanto à fé.</text:p>
                                      <text:p text:style-name="P1">9 Não irão, porém, avante; porque a todos será manifesta a sua insensatez, como também o foi a daqueles.</text:p>
                                      <text:p text:style-name="P1">10 Tu, porém, tens observado a minha doutrina, procedimento, intenção, fé, longanimidade, amor, perseverança,</text:p>
                                      <text:p text:style-name="P1">11 as minhas perseguições e aflições, quais as que sofri em Antioquia, em Icônio, em Listra; quantas perseguições suportei! e de todas o Senhor me livrou.</text:p>
                                      <text:p text:style-name="P1">12 E na verdade todos os que querem viver piamente em Cristo Jesus padecerão perseguições.</text:p>
                                      <text:p text:style-name="P1">13 Mas os homens maus e impostores irão de mal a pior, enganando e sendo enganados.</text:p>
                                      <text:p text:style-name="P1">14 Tu, porém, permanece naquilo que aprendeste, e de que foste inteirado, sabendo de quem o tens aprendido,</text:p>
                                      <text:p text:style-name="P1">15 e que desde a infância sabes as sagradas letras, que podem fazer-te sábio para a salvação, pela que há em Cristo Jesus.</text:p>
                                      <text:p text:style-name="P1">16 Toda Escritura é divinamente inspirada e proveitosa para ensinar, para repreender, para corrigir, para instruir em justiça;</text:p>
                                      <text:p text:style-name="P1">17 para que o homem de Deus seja perfeito, e perfeitamente preparado para toda boa obra.</text:p>
                                    </text:section>
                                    <text:section text:style-name="Sect1" text:name="cap4">
                                      <text:p text:style-name="P2">II TIMÓTEO-[Capitulo 4]</text:p>
                                      <text:p text:style-name="P1">1 Conjuro-te diante de Deus e de Cristo Jesus, que há de julgar os vivos e os mortos, pela sua vinda e pelo seu reino;</text:p>
                                      <text:p text:style-name="P1">2 prega a palavra, insta a tempo e fora de tempo, admoesta, repreende, exorta, com toda longanimidade e ensino.</text:p>
                                      <text:p text:style-name="P1">3 Porque virá tempo em que não suportarão a sã doutrina; mas, tendo grande desejo de ouvir coisas agradáveis, ajuntarão para si mestres segundo os seus próprios desejos,</text:p>
                                      <text:p text:style-name="P1">4 e não só desviarão os ouvidos da verdade, mas se voltarão às fábulas.</text:p>
                                      <text:p text:style-name="P1">5 Tu, porém, sê sóbrio em tudo, sofre as aflições, faze a obra de um evangelista, cumpre o teu ministério.</text:p>
                                      <text:p text:style-name="P1">6 Quanto a mim, já estou sendo derramado como libação, e o tempo da minha partida está próximo.</text:p>
                                      <text:p text:style-name="P1">7 Combati o bom combate, acabei a carreira, guardei a fé.</text:p>
                                      <text:p text:style-name="P1">8 Desde agora, a coroa da justiça me está guardada, a qual o Senhor, justo juiz, me dará naquele dia; e não somente a mim, mas também a todos os que amarem a sua vinda.</text:p>
                                      <text:p text:style-name="P1">9 Procura vir ter comigo breve;</text:p>
                                      <text:p text:style-name="P1">10 pois Demas me abandonou, tendo amado o mundo presente, e foi para Tessalônica, Crescente para a Galácia, Tito para a Dalmácia;</text:p>
                                      <text:p text:style-name="P1"><text:soft-page-break/>11 só Lucas está comigo. Toma a Marcos e traze-o contigo, porque me é muito útil para o ministério.</text:p>
                                      <text:p text:style-name="P1">12 Quanto a Tíquico, enviei-o a Éfeso.</text:p>
                                      <text:p text:style-name="P1">13 Quando vieres traze a capa que deixei em Trôade, em casa de Carpo, e os livros, especialmente os pergaminhos.</text:p>
                                      <text:p text:style-name="P1">14 Alexandre, o latoeiro, me fez muito mal; o Senhor lhe retribuirá segundo as suas obras.</text:p>
                                      <text:p text:style-name="P1">15 Tu também guarda-te dele; porque resistiu muito às nossas palavras.</text:p>
                                      <text:p text:style-name="P1">16 Na minha primeira defesa ninguém me assistiu, antes todos me desampararam. Que isto não lhes seja imputado.</text:p>
                                      <text:p text:style-name="P1">17 Mas o Senhor esteve ao meu lado e me fortaleceu, para que por mim fosse cumprida a pregação, e a ouvissem todos os gentios; e fiquei livre da boca do leão,</text:p>
                                      <text:p text:style-name="P1">18 E o Senhor me livrará de toda má obra, e me levará salvo para o seu reino celestial; a quem seja glória para todo o sempre. Amém.</text:p>
                                      <text:p text:style-name="P1">19 Saúda a Prisca e a áquila e à casa de Onesíforo.</text:p>
                                      <text:p text:style-name="P1">20 Erasto ficou em Corinto; a Trófimo deixei doente em Mileto.</text:p>
                                      <text:p text:style-name="P1">21 Apressa-te a vir antes do inverno. Saúdam-te åubulo, Pudente, Lino, Cláudia, e todos os irmãos.</text:p>
                                      <text:p text:style-name="P1">22 O Senhor seja com o teu espírito. A graça seja convosco.</text:p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6:28.772616267</dc:date>
    <meta:editing-duration>PT22M4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87" meta:word-count="1604" meta:character-count="8927" meta:non-whitespace-character-count="7410"/>
  </office:meta>
</office:document-meta>
</file>